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co2" style:family="table-column">
      <style:table-column-properties fo:break-before="auto" style:column-width="0.332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18.036cm"/>
    </style:style>
    <style:style style:name="co5" style:family="table-column">
      <style:table-column-properties fo:break-before="auto" style:column-width="0.471cm"/>
    </style:style>
    <style:style style:name="co6" style:family="table-column">
      <style:table-column-properties fo:break-before="auto" style:column-width="1.22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1.139cm" fo:break-before="auto" style:use-optimal-row-height="true"/>
    </style:style>
    <style:style style:name="ro5" style:family="table-row">
      <style:table-row-properties style:row-height="3.729cm" fo:break-before="auto" style:use-optimal-row-height="true"/>
    </style:style>
    <style:style style:name="ro6" style:family="table-row">
      <style:table-row-properties style:row-height="1.886cm" fo:break-before="auto" style:use-optimal-row-height="true"/>
    </style:style>
    <style:style style:name="ro7" style:family="table-row">
      <style:table-row-properties style:row-height="1.513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6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vertical-align="to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6"/>
        <table:table-column table:style-name="co5" table:default-cell-style-name="ce8"/>
        <table:table-column table:style-name="co6" table:default-cell-style-name="Default"/>
        <table:table-column table:style-name="co7" table:default-cell-style-name="ce8"/>
        <table:table-column table:style-name="co7" table:number-columns-repeated="1017" table:default-cell-style-name="ce11"/>
        <table:table-row table:style-name="ro1">
          <table:table-cell table:style-name="ce1" office:value-type="string">
            <text:p>How to build a new Andor's Trail releas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formula="of:=&quot;Prepare the environment  (&quot; &amp; [.$D$8] &amp; &quot;)&quot;" office:value-type="string" office:string-value="Prepare the environment  (v076)">
            <text:p>Prepare the environment <text:s/>(v076)</text:p>
          </table:table-cell>
          <table:table-cell table:number-columns-repeated="1023"/>
        </table:table-row>
        <table:table-row-group>
          <table:table-row table:style-name="ro2">
            <table:table-cell/>
            <table:table-cell office:value-type="string">
              <text:p>Base:</text:p>
            </table:table-cell>
            <table:table-cell/>
            <table:table-cell office:value-type="string">
              <text:p>Zukero\andors-trai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formula="of:=&quot;C:\AT\&quot; &amp; [.$D$4]" office:value-type="string" office:string-value="C:\AT\Zukero\andors-trail">
              <text:p>C:\AT\Zukero\andors-trail</text:p>
            </table:table-cell>
            <table:table-cell table:number-columns-repeated="1020"/>
          </table:table-row>
          <table:table-row table:style-name="ro2">
            <table:table-cell/>
            <table:table-cell office:value-type="string">
              <text:p>AT:</text:p>
            </table:table-cell>
            <table:table-cell/>
            <table:table-cell office:value-type="string">
              <text:p>NutAndor\andors-trai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formula="of:=&quot;C:\AT\&quot; &amp; [.$D$6] &amp; &quot;\AndorsTrail&quot;" office:value-type="string" office:string-value="C:\AT\NutAndor\andors-trail\AndorsTrail">
              <text:p>C:\AT\NutAndor\andors-trail\AndorsTrail</text:p>
            </table:table-cell>
            <table:table-cell table:number-columns-repeated="1020"/>
          </table:table-row>
          <table:table-row table:style-name="ro2">
            <table:table-cell/>
            <table:table-cell office:value-type="string">
              <text:p>ATCS:</text:p>
            </table:table-cell>
            <table:table-cell/>
            <table:table-cell office:value-type="string">
              <text:p>v076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formula="of:=&quot;C:\AT\ATCS\&quot; &amp; [.$D$8] &amp; &quot;\ATCS\&quot; &amp; [.$D$8]" office:value-type="string" office:string-value="C:\AT\ATCS\v076\ATCS\v076">
              <text:p>C:\AT\ATCS\v076\ATCS\v076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>
              <text:p>beta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formula="of:=&quot;C:\AT\ATCS\&quot; &amp; [.$D$10] &amp; &quot;\ATCS&quot;" office:value-type="string" office:string-value="C:\AT\ATCS\beta\ATCS">
              <text:p>C:\AT\ATCS\beta\ATCS</text:p>
            </table:table-cell>
            <table:table-cell table:number-columns-repeated="1020"/>
          </table:table-row>
          <table:table-row table:style-name="ro2">
            <table:table-cell table:number-columns-repeated="1024"/>
          </table:table-row>
          <table:table-row table:style-name="ro2">
            <table:table-cell/>
            <table:table-cell office:value-type="string">
              <text:p>Github setting</text:p>
            </table:table-cell>
            <table:table-cell table:number-columns-repeated="1022"/>
          </table:table-row>
          <table:table-row table:style-name="ro2">
            <table:table-cell table:number-columns-repeated="2"/>
            <table:table-cell table:formula="of:=&quot;If not done already, fork  &quot; &amp; [.$D$4] &amp; &quot;  to  &quot; &amp; [.$D$6]" office:value-type="string" office:string-value="If not done already, fork  Zukero\andors-trail  to  NutAndor\andors-trail">
              <text:p>If not done already, fork <text:s/>Zukero\andors-trail <text:s/>to <text:s/>NutAndor\andors-trail</text:p>
            </table:table-cell>
            <table:table-cell table:number-columns-repeated="1021"/>
          </table:table-row>
          <table:table-row table:style-name="ro2">
            <table:table-cell table:number-columns-repeated="2"/>
            <table:table-cell table:formula="of:=&quot;Check if the fork  &quot; &amp; [.$D$6] &amp; &quot;:master  is actual comparing to  &quot; &amp; [.$D$4] &amp; &quot;:master&quot;" office:value-type="string" office:string-value="Check if the fork  NutAndor\andors-trail:master  is actual comparing to  Zukero\andors-trail:master">
              <text:p>Check if the fork <text:s/>NutAndor\andors-trail:master <text:s/>is actual comparing to <text:s/>Zukero\andors-trail:master</text:p>
            </table:table-cell>
            <table:table-cell table:number-columns-repeated="1021"/>
          </table:table-row>
          <table:table-row table:style-name="ro2">
            <table:table-cell table:number-columns-repeated="3"/>
            <table:table-cell office:value-type="string">
              <text:p>https://github.com/NutAndor/andors-trail/compare/master...Zukero:master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>
              <text:p>If necessary, do a Pull Request to get actual</text:p>
            </table:table-cell>
            <table:table-cell table:number-columns-repeated="1020"/>
          </table:table-row>
          <table:table-row table:style-name="ro2">
            <table:table-cell table:number-columns-repeated="2"/>
            <table:table-cell office:value-type="string">
              <text:p>Set git projects</text:p>
            </table:table-cell>
            <table:table-cell table:number-columns-repeated="1021"/>
          </table:table-row>
          <table:table-row table:style-name="ro2">
            <table:table-cell table:number-columns-repeated="3"/>
            <table:table-cell table:formula="of:=&quot;Switch to branch  &quot; &amp; [.$D$6] &amp; &quot;:&quot; &amp; [.$D$8]" office:value-type="string" office:string-value="Switch to branch  NutAndor\andors-trail:v076">
              <text:p>Switch to branch <text:s/>NutAndor\andors-trail:v076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>
              <text:p><text:s text:c="3"/>discard any uncommited change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formula="of:=&quot;Switch to branch  &quot; &amp; [.$D$8] &amp; &quot;:master&quot;" office:value-type="string" office:string-value="Switch to branch  v076:master">
              <text:p>Switch to branch <text:s/>v076:master</text:p>
            </table:table-cell>
            <table:table-cell table:number-columns-repeated="1020"/>
          </table:table-row>
          <table:table-row table:style-name="ro2">
            <table:table-cell table:number-columns-repeated="1024"/>
          </table:table-row>
          <table:table-row table:style-name="ro2">
            <table:table-cell office:value-type="string">
              <text:p>Prepare release build <text:s/>(incl. actual translations)</text:p>
            </table:table-cell>
            <table:table-cell table:number-columns-repeated="1023"/>
          </table:table-row>
          <table:table-row table:style-name="ro2">
            <table:table-cell/>
            <table:table-cell office:value-type="string">
              <text:p>Prepare AndroidStudio</text:p>
            </table:table-cell>
            <table:table-cell table:number-columns-repeated="3"/>
            <table:table-cell table:style-name="ce9" office:value-type="string">
              <text:p>not yet done</text:p>
            </table:table-cell>
            <table:table-cell table:number-columns-repeated="1018"/>
          </table:table-row>
          <table:table-row table:style-name="ro2">
            <table:table-cell table:number-columns-repeated="2"/>
            <table:table-cell office:value-type="string">
              <text:p>Update to the latest Android SDK version, and set that as the target SDK.</text:p>
            </table:table-cell>
            <table:table-cell table:style-name="ce7"/>
            <table:table-cell/>
            <table:table-cell table:style-name="ce10"/>
            <table:table-cell table:number-columns-repeated="1018"/>
          </table:table-row>
          <table:table-row table:style-name="ro2">
            <table:table-cell table:number-columns-repeated="3"/>
            <table:table-cell table:style-name="ce7"/>
            <table:table-cell/>
            <table:table-cell table:style-name="ce10"/>
            <table:table-cell table:number-columns-repeated="1018"/>
          </table:table-row>
          <table:table-row table:style-name="ro2">
            <table:table-cell/>
            <table:table-cell office:value-type="string">
              <text:p>Lock translations <text:s/>(only for translation update - not for release build)</text:p>
            </table:table-cell>
            <table:table-cell table:number-columns-repeated="2"/>
            <table:table-cell table:style-name="Default"/>
            <table:table-cell table:style-name="ce9"/>
            <table:table-cell table:number-columns-repeated="1018"/>
          </table:table-row>
          <table:table-row table:style-name="ro2">
            <table:table-cell table:number-columns-repeated="3"/>
            <table:table-cell office:value-type="string">
              <text:p><text:a xlink:href="https://hosted.weblate.org/projects/andors-trail/#repository">https://hosted.weblate.org/projects/andors-trail/#repository</text:a> 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>
              <text:p>"Lock"</text:p>
            </table:table-cell>
            <table:table-cell table:number-columns-repeated="1020"/>
          </table:table-row>
          <table:table-row table:style-name="ro2">
            <table:table-cell table:number-columns-repeated="1024"/>
          </table:table-row>
          <table:table-row table:style-name="ro2">
            <table:table-cell/>
            <table:table-cell office:value-type="string">
              <text:p>Import actual translations</text:p>
            </table:table-cell>
            <table:table-cell table:number-columns-repeated="2"/>
            <table:table-cell table:style-name="Default"/>
            <table:table-cell table:style-name="ce9"/>
            <table:table-cell table:number-columns-repeated="1018"/>
          </table:table-row>
          <table:table-row table:style-name="ro2">
            <table:table-cell table:number-columns-repeated="3"/>
            <table:table-cell office:value-type="string">
              <text:p>https://hosted.weblate.org/projects/andors-trail/#repository 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>
              <text:p>Download translations as zip file</text:p>
            </table:table-cell>
            <table:table-cell/>
            <table:table-cell table:style-name="ce9"/>
            <table:table-cell table:number-columns-repeated="1018"/>
          </table:table-row>
          <table:table-row table:style-name="ro2">
            <table:table-cell table:number-columns-repeated="3"/>
            <table:table-cell office:value-type="string">
              <text:p>Extract to c:\downloads\translations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formula="of:=&quot;xcopy /S /Y  C:\Users\Christian\Downloads\translations\andors-trail\user-interface\AndorsTrail\*.* &quot; &amp; [.$D$7]" office:value-type="string" office:string-value="xcopy /S /Y  C:\Users\Christian\Downloads\translations\andors-trail\user-interface\AndorsTrail\*.* C:\AT\NutAndor\andors-trail\AndorsTrail">
              <text:p>xcopy /S /Y <text:s/>C:\Users\Christian\Downloads\translations\andors-trail\user-interface\AndorsTrail\*.* C:\AT\NutAndor\andors-trail\AndorsTrail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>
            <text:p>Build of a normal APK <text:s text:c="2"/>(yet uncompressed)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Generate the sourc from ATCS</text:p>
          </table:table-cell>
          <table:table-cell table:number-columns-repeated="1022"/>
        </table:table-row>
        <table:table-row table:style-name="ro2">
          <table:table-cell table:number-columns-repeated="3"/>
          <table:table-cell table:formula="of:=&quot;Open ATCS with version  &quot; &amp; [.$D$8]" office:value-type="string" office:string-value="Open ATCS with version  v076">
            <text:p>Open ATCS with version <text:s/>v076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Export project into game source folder  &quot; &amp; [.$D$7]" office:value-type="string" office:string-value="Export project into game source folder  C:\AT\NutAndor\andors-trail\AndorsTrail">
            <text:p>Export project into game source folder <text:s/>C:\AT\NutAndor\andors-trail\AndorsTrail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ctualize PO files</text:p>
          </table:table-cell>
          <table:table-cell table:number-columns-repeated="1022"/>
        </table:table-row>
        <table:table-row-group table:display="false">
          <table:table-row table:style-name="ro4" table:visibility="collapse">
            <table:table-cell table:number-columns-repeated="3"/>
            <table:table-cell office:value-type="string">
              <text:p>Use ATCS' beanshell console to update the .po and .pot files (in assets/translation/) using the new list of translatable text extracted from the JSON and worldmap data. See the PotComparator class comment in ATCS source code.</text:p>
              <text:p>This involves some decision making in case the english text for a given resource changed. </text:p>
            </table:table-cell>
            <table:table-cell table:number-columns-repeated="1020"/>
          </table:table-row>
          <table:table-row table:style-name="ro2" table:visibility="collapse">
            <table:table-cell/>
            <table:table-cell table:style-name="ce4"/>
            <table:table-cell/>
            <table:table-cell office:value-type="string">
              <text:p><text:span text:style-name="T1">Typo</text:span> means the existing translations must be preserved. </text:p>
            </table:table-cell>
            <table:table-cell table:number-columns-repeated="1020"/>
          </table:table-row>
          <table:table-row table:style-name="ro3" table:visibility="collapse">
            <table:table-cell/>
            <table:table-cell table:style-name="ce4"/>
            <table:table-cell/>
            <table:table-cell office:value-type="string">
              <text:p><text:span text:style-name="T1">Review</text:span> means the existing translations must be preserved, but prefixed with "[REVIEW]" (tag removed, and translation used in-game) to alert the translators that they may need to revise their translation to reflect the english changes. </text:p>
            </table:table-cell>
            <table:table-cell table:number-columns-repeated="1020"/>
          </table:table-row>
          <table:table-row table:style-name="ro4" table:visibility="collapse">
            <table:table-cell/>
            <table:table-cell table:style-name="ce4"/>
            <table:table-cell/>
            <table:table-cell office:value-type="string">
              <text:p><text:span text:style-name="T1">Outdated</text:span> means the existing translations aren't valid anymore. They will be prefixed with "[OUTDATED]" (translation NOT used in-game) to alert the translators that they must change their translation, yet we do not delete the previous translation completely from weblate (it could be a useful reference). </text:p>
            </table:table-cell>
            <table:table-cell table:number-columns-repeated="1020"/>
          </table:table-row>
          <table:table-row table:style-name="ro2" table:visibility="collapse">
            <table:table-cell/>
            <table:table-cell table:style-name="ce4"/>
            <table:table-cell/>
            <table:table-cell office:value-type="string">
              <text:p><text:span text:style-name="T1">None</text:span> means that we completely delete the old translations.</text:p>
            </table:table-cell>
            <table:table-cell table:number-columns-repeated="1020"/>
          </table:table-row>
          <table:table-row table:style-name="ro2" table:visibility="collapse">
            <table:table-cell table:number-columns-repeated="1024"/>
          </table:table-row>
        </table:table-row-group>
        <table:table-row table:style-name="ro2">
          <table:table-cell table:number-columns-repeated="2"/>
          <table:table-cell office:value-type="string">
            <text:p>Run the following in ATCS java beans console: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import com.gpl.rpg.atcontentstudio.model.Workspace;</text:p>
            <text:p>import com.gpl.rpg.atcontentstudio.model.tools.i18n.PotGenerator;</text:p>
            <text:p>import com.gpl.rpg.atcontentstudio.model.tools.i18n.PotComparator;</text:p>
            <text:p><text:s/></text:p>
            <text:p>proj = Workspace.activeWorkspace.projects.get(0);</text:p>
            <text:p>PotGenerator.generatePotFileForProject(proj);</text:p>
            <text:p>comp = new PotComparator(proj);</text:p>
            <text:p>comp.compare();</text:p>
            <text:p>comp.updatePoFiles(proj);</text:p>
            <text:p/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&quot;Remove .mo .po and .pot files from  &quot; &amp; [.$D$7] &amp; &quot;\assets\translation&quot;" office:value-type="string" office:string-value="Remove .mo .po and .pot files from  C:\AT\NutAndor\andors-trail\AndorsTrail\assets\translation">
            <text:p>Remove .mo .po and .pot files from <text:s/>C:\AT\NutAndor\andors-trail\AndorsTrail\assets\translation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&quot;set T=&quot; &amp; [.$D$7] &amp; &quot;\assets\translation&quot;" office:value-type="string" office:string-value="set T=C:\AT\NutAndor\andors-trail\AndorsTrail\assets\translation">
            <text:p>set T=C:\AT\NutAndor\andors-trail\AndorsTrail\assets\translatio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set A=&quot; &amp; [.$D$9] &amp; &quot;\altered&quot;" office:value-type="string" office:string-value="set A=C:\AT\ATCS\v076\ATCS\v076\altered">
            <text:p>set A=C:\AT\ATCS\v076\ATCS\v076\altere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T%\*.mo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opy "%A%\*.po*" "%T%\"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&quot;Copy .po and .pot files from  ATCS version to AT version&quot;" office:value-type="string" office:string-value="Copy .po and .pot files from  ATCS version to AT version">
            <text:p>Copy .po and .pot files from <text:s/>ATCS version to AT version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echo <text:s/>- Create .mo file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FOR %F in (&quot;&quot;&quot; &amp; [.$D$7] &amp; &quot;\assets\translation\*.po&quot;&quot;) DO &quot;&quot;C:\Program Files (x86)\Poedit\GettextTools\bin\msgfmt.exe&quot;&quot; -o %~dpnF.mo %~F&quot;" office:value-type="string" office:string-value="FOR %F in (&quot;C:\AT\NutAndor\andors-trail\AndorsTrail\assets\translation\*.po&quot;) DO &quot;C:\Program Files (x86)\Poedit\GettextTools\bin\msgfmt.exe&quot; -o %~dpnF.mo %~F">
            <text:p>FOR %F in ("C:\AT\NutAndor\andors-trail\AndorsTrail\assets\translation\*.po") DO "C:\Program Files (x86)\Poedit\GettextTools\bin\msgfmt.exe" -o %~dpnF.mo %~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Set version number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>
            <text:p>in AndorsTrailApplication.java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in manifest.xml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Compile APK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>
            <text:p>Open AndroidStudio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ompile NutAndor/andors-trail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uild of a compressed APK</text:p>
          </table:table-cell>
          <table:table-cell table:number-columns-repeated="1023"/>
        </table:table-row>
        <table:table-row table:style-name="ro2">
          <table:table-cell/>
          <table:table-cell table:formula="of:=&quot;Create ATCS-project: &quot; &amp; [.D10]" office:value-type="string" office:string-value="Create ATCS-project: beta">
            <text:p>Create ATCS-project: beta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formula="of:=&quot;Initialize directory  &quot; &amp; [.$D$11] &amp; &quot;\&quot; &amp; [.$D$10]" office:value-type="string" office:string-value="Initialize directory  C:\AT\ATCS\beta\ATCS\beta">
            <text:p>Initialize directory <text:s/>C:\AT\ATCS\beta\ATCS\beta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&quot;del  /Q /S  &quot; &amp; [.D11] &amp; &quot;\*.*&quot;" office:value-type="string" office:string-value="del  /Q /S  C:\AT\ATCS\beta\ATCS\*.*">
            <text:p>del <text:s/>/Q /S <text:s/>C:\AT\ATCS\beta\ATCS\*.*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rmdir  /Q /S  &quot; &amp; [.D11] &amp; &quot;\&quot; &amp; [.D10]" office:value-type="string" office:string-value="rmdir  /Q /S  C:\AT\ATCS\beta\ATCS\beta">
            <text:p>rmdir <text:s/>/Q /S <text:s/>C:\AT\ATCS\beta\ATCS\beta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md  &quot; &amp; [.$D$11]" office:value-type="string" office:string-value="md  C:\AT\ATCS\beta\ATCS">
            <text:p>md <text:s/>C:\AT\ATCS\beta\ATC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&quot;Create new ATCS-procect:  &quot; &amp; [.D10]" office:value-type="string" office:string-value="Create new ATCS-procect:  beta">
            <text:p>Create new ATCS-procect: <text:s/>beta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&quot;ATCS: New workspace  &quot; &amp; [.$D$11]" office:value-type="string" office:string-value="ATCS: New workspace  C:\AT\ATCS\beta\ATCS">
            <text:p>ATCS: New workspace <text:s/>C:\AT\ATCS\beta\ATC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Create project: &quot; &amp; [.$D$10] &amp; &quot;   AT-source:  &quot; &amp; [.$D$7]" office:value-type="string" office:string-value="Create project: beta   AT-source:  C:\AT\NutAndor\andors-trail\AndorsTrail">
            <text:p>Create project: beta <text:s text:c="2"/>AT-source: <text:s/>C:\AT\NutAndor\andors-trail\AndorsTrail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ompress ATCS resources</text:p>
          </table:table-cell>
          <table:table-cell table:style-name="Default"/>
          <table:table-cell table:number-columns-repeated="1021"/>
        </table:table-row>
        <table:table-row-group>
          <table:table-row table:style-name="ro3">
            <table:table-cell table:number-columns-repeated="3"/>
            <table:table-cell office:value-type="string">
              <text:p>Use ATCS' beanshell console to generate the compressed resources (JSON, spritesheets, tmx files). </text:p>
              <text:p>(Attention: "Minify.class" must be found via classpath. For this I had to compile Minify.java and add the path in ATCS.cmd)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2"/>
          <table:table-cell office:value-type="string">
            <text:p>Run the following <text:s/>(see <text:s/>C:\AT\Zukero\ATCS\src\com\gpl\rpg\atcontentstudio\model\tools\resoptimizer\ResourcesCompactor.java)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import com.gpl.rpg.atcontentstudio.model.tools.resoptimizer.ResourcesCompactor;</text:p>
            <text:p>import com.gpl.rpg.atcontentstudio.model.Workspace;</text:p>
            <text:p>proj = Workspace.activeWorkspace.projects.get(0);</text:p>
            <text:p>new ResourcesCompactor(proj).compactData();</text:p>
            <text:p/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Close ATCS again <text:s text:c="2"/>(important!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ompress AT sourc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Delete the old resources, and replace with the compressed on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JSON</text:p>
          </table:table-cell>
          <table:table-cell table:style-name="ce5" office:value-type="string">
            <text:p>rem JSON: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set A=&quot;&amp;[.$D$11]&amp;&quot;\&quot;&amp;[.$D$10]&amp;&quot;\compressed\res&quot;" office:value-type="string" office:string-value="set A=C:\AT\ATCS\beta\ATCS\beta\compressed\res">
            <text:p>set A=C:\AT\ATCS\beta\ATCS\beta\compressed\re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set F=&quot; &amp; [.$D$7] &amp; &quot;\res&quot;" office:value-type="string" office:string-value="set F=C:\AT\NutAndor\andors-trail\AndorsTrail\res">
            <text:p>set F=C:\AT\NutAndor\andors-trail\AndorsTrail\r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raw\*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opy "%A%\raw\*.json" "%F%\raw\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actorconditions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conversationlist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droplists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itemlist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monsterlist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questlist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itemlist_pre0610_unused.json"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TMX</text:p>
          </table:table-cell>
          <table:table-cell table:style-name="ce5" office:value-type="string">
            <text:p>rem TMX: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xml\*.tmx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opy "%A%\xml\*.tmx" "%F%\xml\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^&lt;?xml version="1.0" encoding="UTF-8"?^&gt;^&lt;map version="1.0" orientation="orthogonal" renderorder="right-down" width="18" height="18" tilewidth="32" tileheight="32" nextobjectid="18"^&gt;^&lt;/map^&gt; &gt; "%F%\xml\debugmap.tmx"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PNG</text:p>
          </table:table-cell>
          <table:table-cell table:style-name="ce5" office:value-type="string">
            <text:p>rem PNG: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" office:value-type="string">
            <text:p>rem map_dynamic_placeholders <text:s/>monsters_eye4 <text:s/>monsters_demon1 <text:s/>monsters_demon2 <text:s/>muss bleiben!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ap_dynamic_placeholders.png" <text:s/>"map_dynamic_placeholders.bak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eye4.png" <text:s text:c="12"/>"monsters_eye4.bak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demon1.png" <text:s text:c="10"/>"monsters_demon1.bak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demon2.png" <text:s text:c="10"/>"monsters_demon2.bak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drawable\map_*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drawable\actorcond*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drawable\items*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drawable\monsters*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opy "%A%\drawable\*.png" "%F%\drawable\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ap_dynamic_placeholders.bak" <text:s/>"map_dynamic_placeholders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eye4.bak" <text:s text:c="12"/>"monsters_eye4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demon1.bak" <text:s text:c="10"/>"monsters_demon1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demon2.bak" <text:s text:c="10"/>"monsters_demon2.png"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ctualize Resourceloader.java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Remove the PNG defitions: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Every <text:s/>ACTORCONDITIONS_TILESET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very <text:s/>ITEMS_TILESET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very <text:s/>NPC-TILESETS <text:s/>except: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oader.prepareTileset(R.drawable.monsters_demon1, "monsters_demon1", sz1x1, sz2x2, mTileSize)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oader.prepareTileset(R.drawable.monsters_demon2, "monsters_demon2", sz1x1, sz2x2, mTileSize)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oader.prepareTileset(R.drawable.monsters_eye4, "monsters_eye4", sz1x1, sz1x1, mTileSize)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very <text:s/>MAP_TILESETS,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Then enter the compresses PNG definitions: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final Size sz8x8 = new Size(8, 8);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and</text:p>
          </table:table-cell>
          <table:table-cell office:value-type="string">
            <text:p>the compressed new .png files: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>
            <text:p>set A=C:\AT\ATCS\beta\ATCS\beta\compressed\res</text:p>
            <text:p>FOR %F in ("%A%\drawable\map_*.png") DO @echo loader.prepareTileset(R.drawable.%~nF, "%~nF", sz8x8, sz1x1, mTileSize);</text:p>
            <text:p>FOR %F in ("%A%\drawable\obj_*.png") DO @echo loader.prepareTileset(R.drawable.%~nF, "%~nF", sz8x8, sz1x1, mTileSize);</text:p>
            <text:p/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Update loadresources.xml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Open ATCS <text:s/>with project <text:s/>beta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&quot;Export project into game source folder  &quot; &amp; [.$D$7]" office:value-type="string" office:string-value="Export project into game source folder  C:\AT\NutAndor\andors-trail\AndorsTrail">
            <text:p>Export project into game source folder <text:s/>C:\AT\NutAndor\andors-trail\AndorsTrail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Close ATCS again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Build open version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Set normal boolean values in AndorsTrailApplication.java <text:s/>(Everything to fal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Compile NutAndor/andors-trail with AndroidStudi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Upload .ap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hen build debug version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Set boolean values in AndorsTrailApplication.java <text:s/>(debug=tru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Build with AS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Uploaded version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ossible VIP version: <text:s/>http://www.rg-brille.de/etc/AT/AndorsTrail_v076_beta2.ap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ame, but with debug buttons: <text:s/>http://www.rg-brille.de/etc/AT/AndorsTrail_v076_beta2_dev.apk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Last steps <text:s/>(only for translation update - not for release build)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Export translations to weblate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>
            <text:p>?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Unlock translations again</text:p>
          </table:table-cell>
          <table:table-cell table:number-columns-repeated="2"/>
          <table:table-cell table:style-name="Default"/>
          <table:table-cell table:style-name="ce9"/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2" table:number-rows-repeated="10484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7" table:default-cell-style-name="Default"/>
        <table:table-row table:style-name="ro8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8">
          <table:table-cell/>
        </table:table-row>
      </table:table>
      <table:database-ranges>
        <table:database-range table:name="__Anonymous_Sheet_DB__1" table:target-range-address="Tabelle1.F1:Tabelle1.F6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6">26.09.2019</text:date>, <text:time>21:25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Berlage</meta:initial-creator>
    <meta:creation-date>2019-09-15T08:46:21.27</meta:creation-date>
    <dc:date>2019-09-26T21:25:49.33</dc:date>
    <dc:creator>Cristian Berlage</dc:creator>
    <meta:editing-duration>P11DT12H8M31S</meta:editing-duration>
    <meta:editing-cycles>11</meta:editing-cycles>
    <meta:generator>OpenOffice/4.1.3$Win32 OpenOffice.org_project/413m1$Build-9783</meta:generator>
    <meta:document-statistic meta:table-count="3" meta:cell-count="146" meta:object-count="0"/>
  </office:meta>
</office:document-meta>
</file>